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ing Conceptual Representation of Language and Vision to Facilitate Human Robot Inter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8T15:12:39</meta:creation-date>
    <meta:document-statistic meta:table-count="0" meta:image-count="0" meta:object-count="0" meta:page-count="1" meta:paragraph-count="1" meta:word-count="12" meta:character-count="92"/>
    <dc:date>2011-03-18T15:20:42</dc:date>
    <dc:creator>Jeffrey Minton</dc:creator>
    <meta:editing-duration>PT8M4S</meta:editing-duration>
    <meta:editing-cycles>1</meta:editing-cycles>
    <meta:generator>LibreOffice/3.3$Unix LibreOffice_project/330m19$Build-8</meta:generator>
  </office:meta>
</office:document-meta>
</file>